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Azatas" style:family="table">
      <style:table-properties style:width="40.658cm" table:align="margins"/>
    </style:style>
    <style:style style:name="Azatas.A" style:family="table-column">
      <style:table-column-properties style:column-width="2.062cm" style:rel-column-width="3325*"/>
    </style:style>
    <style:style style:name="Azatas.B" style:family="table-column">
      <style:table-column-properties style:column-width="2.175cm" style:rel-column-width="3507*"/>
    </style:style>
    <style:style style:name="Azatas.D" style:family="table-column">
      <style:table-column-properties style:column-width="8.117cm" style:rel-column-width="13083*"/>
    </style:style>
    <style:style style:name="Azatas.E" style:family="table-column">
      <style:table-column-properties style:column-width="16.251cm" style:rel-column-width="26195*"/>
    </style:style>
    <style:style style:name="Azatas.F" style:family="table-column">
      <style:table-column-properties style:column-width="9.989cm" style:rel-column-width="16100*"/>
    </style:style>
    <style:style style:name="Azatas.A1" style:family="table-cell">
      <style:table-cell-properties fo:padding="0.097cm" fo:border-left="0.05pt solid #000000" fo:border-right="none" fo:border-top="0.05pt solid #000000" fo:border-bottom="0.05pt solid #000000"/>
    </style:style>
    <style:style style:name="Azatas.F1" style:family="table-cell">
      <style:table-cell-properties fo:padding="0.097cm" fo:border="0.05pt solid #000000"/>
    </style:style>
    <style:style style:name="Azatas.A2" style:family="table-cell">
      <style:table-cell-properties fo:padding="0.097cm" fo:border-left="0.05pt solid #000000" fo:border-right="none" fo:border-top="none" fo:border-bottom="0.05pt solid #000000"/>
    </style:style>
    <style:style style:name="Azatas.F2" style:family="table-cell">
      <style:table-cell-properties fo:padding="0.097cm" fo:border-left="0.05pt solid #000000" fo:border-right="0.05pt solid #000000" fo:border-top="none" fo:border-bottom="0.05pt solid #000000"/>
    </style:style>
    <style:style style:name="DeitiesofRobertaPantheon" style:family="table">
      <style:table-properties style:width="36.154cm" table:align="left"/>
    </style:style>
    <style:style style:name="DeitiesofRobertaPantheon.A" style:family="table-column">
      <style:table-column-properties style:column-width="1.704cm"/>
    </style:style>
    <style:style style:name="DeitiesofRobertaPantheon.B" style:family="table-column">
      <style:table-column-properties style:column-width="2.168cm"/>
    </style:style>
    <style:style style:name="DeitiesofRobertaPantheon.C" style:family="table-column">
      <style:table-column-properties style:column-width="1.834cm"/>
    </style:style>
    <style:style style:name="DeitiesofRobertaPantheon.D" style:family="table-column">
      <style:table-column-properties style:column-width="5.004cm"/>
    </style:style>
    <style:style style:name="DeitiesofRobertaPantheon.E" style:family="table-column">
      <style:table-column-properties style:column-width="5.343cm"/>
    </style:style>
    <style:style style:name="DeitiesofRobertaPantheon.F" style:family="table-column">
      <style:table-column-properties style:column-width="2.621cm"/>
    </style:style>
    <style:style style:name="DeitiesofRobertaPantheon.G" style:family="table-column">
      <style:table-column-properties style:column-width="1.933cm"/>
    </style:style>
    <style:style style:name="DeitiesofRobertaPantheon.H" style:family="table-column">
      <style:table-column-properties style:column-width="2.187cm"/>
    </style:style>
    <style:style style:name="DeitiesofRobertaPantheon.I" style:family="table-column">
      <style:table-column-properties style:column-width="1.96cm"/>
    </style:style>
    <style:style style:name="DeitiesofRobertaPantheon.J" style:family="table-column">
      <style:table-column-properties style:column-width="4.604cm"/>
    </style:style>
    <style:style style:name="DeitiesofRobertaPantheon.K" style:family="table-column">
      <style:table-column-properties style:column-width="6.796cm"/>
    </style:style>
    <style:style style:name="DeitiesofRobertaPantheon.A1" style:family="table-cell">
      <style:table-cell-properties fo:padding="0.097cm" fo:border-left="0.05pt solid #000000" fo:border-right="none" fo:border-top="0.05pt solid #000000" fo:border-bottom="0.05pt solid #000000"/>
    </style:style>
    <style:style style:name="DeitiesofRobertaPantheon.K1" style:family="table-cell">
      <style:table-cell-properties fo:padding="0.097cm" fo:border="0.05pt solid #000000"/>
    </style:style>
    <style:style style:name="DeitiesofRobertaPantheon.A2" style:family="table-cell">
      <style:table-cell-properties fo:padding="0.097cm" fo:border-left="0.05pt solid #000000" fo:border-right="none" fo:border-top="none" fo:border-bottom="0.05pt solid #000000"/>
    </style:style>
    <style:style style:name="DeitiesofRobertaPantheon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able_20_Heading">
      <style:text-properties style:font-name="Times New Roman1" fo:font-size="14pt"/>
    </style:style>
    <style:style style:name="P3" style:family="paragraph" style:parent-style-name="Table_20_Heading">
      <style:paragraph-properties fo:text-align="center" style:justify-single-word="false"/>
      <style:text-properties style:font-name="Times New Roman1" fo:font-size="14pt"/>
    </style:style>
    <style:style style:name="P4" style:family="paragraph" style:parent-style-name="Table_20_Contents">
      <style:text-properties style:font-name="Times New Roman1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0pt" style:font-size-asian="10pt" style:font-size-complex="10pt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loext:opacity="100%" style:font-name="Times New Roman1" fo:font-size="14pt" fo:letter-spacing="normal" fo:font-style="normal" fo:font-weight="normal"/>
    </style:style>
    <style:style style:name="P7" style:family="paragraph" style:parent-style-name="Text_20_body">
      <style:paragraph-properties fo:margin-left="1.251cm" fo:margin-right="0cm" fo:orphans="2" fo:widows="2" fo:text-indent="0cm" style:auto-text-indent="false"/>
    </style:style>
    <style:style style:name="P8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Times New Roman1" fo:font-size="14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●">
        <style:list-level-properties text:space-before="1.247cm"/>
        <style:text-properties style:font-name="StarSymbol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berta Pantheon</text:h>
      <text:p text:style-name="P1"><text:s/>(10 Azatas)</text:p>
      <text:list xml:id="list1168850556" text:style-name="L1">
        <text:list-item>
          <text:p text:style-name="P10">From the Richmond culture.</text:p>
        </text:list-item>
        <text:list-item>
          <text:p text:style-name="P11">Azatas who joined in to facilitate and enjoy the great chariot race. They have become her Divine Patrons.</text:p>
        </text:list-item>
      </text:list>
      <text:p text:style-name="P6"/>
      <table:table table:name="Azatas" table:style-name="Azatas">
        <table:table-column table:style-name="Azatas.A"/>
        <table:table-column table:style-name="Azatas.B"/>
        <table:table-column table:style-name="Azatas.A"/>
        <table:table-column table:style-name="Azatas.D"/>
        <table:table-column table:style-name="Azatas.E"/>
        <table:table-column table:style-name="Azatas.F"/>
        <table:table-header-rows>
          <table:table-row table:style-name="TableLine1658965021296">
            <table:table-cell table:style-name="Azatas.A1" office:value-type="string">
              <text:p text:style-name="P2">Azata</text:p>
            </table:table-cell>
            <table:table-cell table:style-name="Azatas.A1" office:value-type="string">
              <text:p text:style-name="P2">Melee</text:p>
            </table:table-cell>
            <table:table-cell table:style-name="Azatas.A1" office:value-type="string">
              <text:p text:style-name="P2">Ranged</text:p>
            </table:table-cell>
            <table:table-cell table:style-name="Azatas.A1" office:value-type="string">
              <text:p text:style-name="P2">Skills</text:p>
            </table:table-cell>
            <table:table-cell table:style-name="Azatas.A1" office:value-type="string">
              <text:p text:style-name="P2">Abilities</text:p>
            </table:table-cell>
            <table:table-cell table:style-name="Azatas.F1" office:value-type="string">
              <text:p text:style-name="P2">Tags</text:p>
            </table:table-cell>
          </table:table-row>
        </table:table-header-rows>
        <table:table-row table:style-name="TableLine1658965030544">
          <table:table-cell table:style-name="Azatas.A2" office:value-type="string">
            <text:p text:style-name="P8">[ALL]</text:p>
          </table:table-cell>
          <table:table-cell table:style-name="Azatas.A2" office:value-type="string">
            <text:p text:style-name="P8"/>
          </table:table-cell>
          <table:table-cell table:style-name="Azatas.A2" office:value-type="string">
            <text:p text:style-name="P8"/>
          </table:table-cell>
          <table:table-cell table:style-name="Azatas.A2" office:value-type="string">
            <text:p text:style-name="P9"/>
          </table:table-cell>
          <table:table-cell table:style-name="Azatas.A2" office:value-type="string">
            <text:p text:style-name="P9">Darkvision</text:p>
          </table:table-cell>
          <table:table-cell table:style-name="Azatas.F2" office:value-type="string">
            <text:p text:style-name="P9">Collect jewelry, fashionable, tease the uptight, curiosity, wanderlust, freedom, exploration, passion, loyal, mercurial, proud/vain, chaos, good</text:p>
          </table:table-cell>
        </table:table-row>
        <table:table-row table:style-name="TableLine1658965028368">
          <table:table-cell table:style-name="Azatas.A2" office:value-type="string">
            <text:p text:style-name="P5">Bralani</text:p>
          </table:table-cell>
          <table:table-cell table:style-name="Azatas.A2" office:value-type="string">
            <text:p text:style-name="P5">Scimitar</text:p>
          </table:table-cell>
          <table:table-cell table:style-name="Azatas.A2" office:value-type="string">
            <text:p text:style-name="P5">Longbow</text:p>
          </table:table-cell>
          <table:table-cell table:style-name="Azatas.A2" office:value-type="string">
            <text:p text:style-name="P4">Deception, Diplomacy, Stealth, Perception, Games Lore, Acrobatics</text:p>
          </table:table-cell>
          <table:table-cell table:style-name="Azatas.A2" office:value-type="string">
            <text:p text:style-name="P4">Fair Competition, Flight, Whirlwind Blast, Wind Form, Heal, Lightning Bolt, Wall of Wind, Calm Emotions, Gust of Wind, Tongues</text:p>
          </table:table-cell>
          <table:table-cell table:style-name="Azatas.F2" office:value-type="string">
            <text:p text:style-name="P4">Wind, contests, racing, child's creativity, conflict resolution, storm riders</text:p>
          </table:table-cell>
        </table:table-row>
        <table:table-row table:style-name="TableLine1658965031088">
          <table:table-cell table:style-name="Azatas.A2" office:value-type="string">
            <text:p text:style-name="P5">Gancanagh</text:p>
          </table:table-cell>
          <table:table-cell table:style-name="Azatas.A2" office:value-type="string">
            <text:p text:style-name="P5">Rapier</text:p>
          </table:table-cell>
          <table:table-cell table:style-name="Azatas.A2" office:value-type="string">
            <text:p text:style-name="P5"/>
          </table:table-cell>
          <table:table-cell table:style-name="Azatas.A2" office:value-type="string">
            <text:p text:style-name="P4">Performance, Deception, Diplomacy, Perception, Stealth, Athletics, Religion</text:p>
          </table:table-cell>
          <table:table-cell table:style-name="Azatas.A2" office:value-type="string">
            <text:p text:style-name="P4">Tongues, Change shape (humanoid), Invigorating passion, Suggestion, Heroism, Heal, Mirror image, Charm, Smoke vulnerability</text:p>
          </table:table-cell>
          <table:table-cell table:style-name="Azatas.F2" office:value-type="string">
            <text:p text:style-name="P4">Passion, lover, duelist, courting, parties, flute</text:p>
          </table:table-cell>
        </table:table-row>
        <table:table-row table:style-name="TableLine1658965031904">
          <table:table-cell table:style-name="Azatas.A2" office:value-type="string">
            <text:p text:style-name="P5">Ghaele</text:p>
          </table:table-cell>
          <table:table-cell table:style-name="Azatas.A2" office:value-type="string">
            <text:p text:style-name="P5">Greatsword</text:p>
          </table:table-cell>
          <table:table-cell table:style-name="Azatas.A2" office:value-type="string">
            <text:p text:style-name="P5"/>
          </table:table-cell>
          <table:table-cell table:style-name="Azatas.A2" office:value-type="string">
            <text:p text:style-name="P4">Acrobatics, Athletics, Diplomacy, Warfare Lore, Perception, Nature, Religion, Stealth</text:p>
          </table:table-cell>
          <table:table-cell table:style-name="Azatas.A2" office:value-type="string">
            <text:p text:style-name="P4">See invisible, Tongues, Free blade, Light form, Flight, Choose weakness, Champion's gaze, Holy blade, <text:span text:style-name="T1">Resurrect</text:span>, Heal, Prismatic spray, Chromatic wall, Illusory scene, Banishment, Invisibility, Restoration, Mind reading, Continual flame, Dispel magic, Illusory disguise, Light, Charm</text:p>
          </table:table-cell>
          <table:table-cell table:style-name="Azatas.F2" office:value-type="string">
            <text:p text:style-name="P4">Crusader, fiend-hunter, disguise, minimize suffering</text:p>
          </table:table-cell>
        </table:table-row>
        <table:table-row table:style-name="TableLine1658965033536">
          <table:table-cell table:style-name="Azatas.A2" office:value-type="string">
            <text:p text:style-name="P5">Lillend</text:p>
          </table:table-cell>
          <table:table-cell table:style-name="Azatas.A2" office:value-type="string">
            <text:p text:style-name="P5">Longsword</text:p>
          </table:table-cell>
          <table:table-cell table:style-name="Azatas.A2" office:value-type="string">
            <text:p text:style-name="P5"/>
          </table:table-cell>
          <table:table-cell table:style-name="Azatas.A2" office:value-type="string">
            <text:p text:style-name="P4">Performance, Diplomacy, Deception, Perception, Acrobatics, Nature, Religion, Survival</text:p>
          </table:table-cell>
          <table:table-cell table:style-name="Azatas.A2" office:value-type="string">
            <text:p text:style-name="P4">Free expression, Flight, Speak with plants, Speak with animals, Tongues, Hallucinatory terrain, Heal, Inspire heroics, Sound burst, Suggestion, Sleep, Invisibility, Charm, Darkness, Light, Ghost sound, Inspire courage, Inspire competence</text:p>
          </table:table-cell>
          <table:table-cell table:style-name="Azatas.F2" office:value-type="string">
            <text:p text:style-name="P4">Muse, Stories, chronicles, expression, art, non-intervention, spying, creativity</text:p>
          </table:table-cell>
        </table:table-row>
        <table:table-row table:style-name="TableLine1658965024016">
          <table:table-cell table:style-name="Azatas.A2" office:value-type="string">
            <text:p text:style-name="P5">Lyrakien</text:p>
          </table:table-cell>
          <table:table-cell table:style-name="Azatas.A2" office:value-type="string">
            <text:p text:style-name="P5"/>
          </table:table-cell>
          <table:table-cell table:style-name="Azatas.A2" office:value-type="string">
            <text:p text:style-name="P5"/>
          </table:table-cell>
          <table:table-cell table:style-name="Azatas.A2" office:value-type="string">
            <text:p text:style-name="P4">Acrobatics, Perception, Performance, Stealth, Diplomacy, Religion</text:p>
          </table:table-cell>
          <table:table-cell table:style-name="Azatas.A2" office:value-type="string">
            <text:p text:style-name="P4">Freedom of movement, Starlight blast, Starlight ray, Read omens, Heal, Illusory Object, Daze, Dancing lights, Flight</text:p>
          </table:table-cell>
          <table:table-cell table:style-name="Azatas.F2" office:value-type="string">
            <text:p text:style-name="P4">Wanderer, fun, discord, travel, music, beauty, contests, stories, songs</text:p>
          </table:table-cell>
        </table:table-row>
        <table:table-row table:style-name="TableLine1658965017760">
          <table:table-cell table:style-name="Azatas.A2" office:value-type="string">
            <text:p text:style-name="P5">Veranallia</text:p>
          </table:table-cell>
          <table:table-cell table:style-name="Azatas.A2" office:value-type="string">
            <text:p text:style-name="P5">Sickle</text:p>
          </table:table-cell>
          <table:table-cell table:style-name="Azatas.A2" office:value-type="string">
            <text:p text:style-name="P5"/>
          </table:table-cell>
          <table:table-cell table:style-name="Azatas.A2" office:value-type="string">
            <text:p text:style-name="P4">Perception, Diplomacy, Survival, Deception, Elysium Lore, Intimidation, Medicine, Athletics, Nature</text:p>
          </table:table-cell>
          <table:table-cell table:style-name="Azatas.A2" office:value-type="string">
            <text:p text:style-name="P4">Alter Weather, Rebirth, Tremorsense, <text:span text:style-name="T1">Awaken Animal, Blight, Commune with Nature, Consecrate, Plant Growth, Primal Call, Reincarnate</text:span><text:span text:style-name="T2">, Endure elements, Speak with animals, Speak with plants, Tongues, Primal phenomenon, Regenerate, Nature's Enmity, Cataclysm, Storm of vengeance, Tree stride, Polar ray, Sunburst, Baleful polymorph, Tangling creepers</text:span></text:p>
          </table:table-cell>
          <table:table-cell table:style-name="Azatas.F2" office:value-type="string">
            <text:p text:style-name="P4">Rebirth, adaptability of life, vegetation, creation, destruction, custodians of nature, transformation</text:p>
          </table:table-cell>
        </table:table-row>
      </table:table>
      <text:p text:style-name="P6"/>
      <text:p text:style-name="P6">Deities of the Roberta Pantheon</text:p>
      <table:table table:name="DeitiesofRobertaPantheon" table:style-name="DeitiesofRobertaPantheon">
        <table:table-column table:style-name="DeitiesofRobertaPantheon.A"/>
        <table:table-column table:style-name="DeitiesofRobertaPantheon.B"/>
        <table:table-column table:style-name="DeitiesofRobertaPantheon.C"/>
        <table:table-column table:style-name="DeitiesofRobertaPantheon.D"/>
        <table:table-column table:style-name="DeitiesofRobertaPantheon.E"/>
        <table:table-column table:style-name="DeitiesofRobertaPantheon.F"/>
        <table:table-column table:style-name="DeitiesofRobertaPantheon.G"/>
        <table:table-column table:style-name="DeitiesofRobertaPantheon.H"/>
        <table:table-column table:style-name="DeitiesofRobertaPantheon.I"/>
        <table:table-column table:style-name="DeitiesofRobertaPantheon.J"/>
        <table:table-column table:style-name="DeitiesofRobertaPantheon.K"/>
        <table:table-header-rows>
          <table:table-row table:style-name="TableLine1658965025648">
            <table:table-cell table:style-name="DeitiesofRobertaPantheon.A1" office:value-type="string">
              <text:p text:style-name="P2">Deity</text:p>
            </table:table-cell>
            <table:table-cell table:style-name="DeitiesofRobertaPantheon.A1" office:value-type="string">
              <text:p text:style-name="P2">Title</text:p>
            </table:table-cell>
            <table:table-cell table:style-name="DeitiesofRobertaPantheon.A1" office:value-type="string">
              <text:p text:style-name="P2">Azata</text:p>
            </table:table-cell>
            <table:table-cell table:style-name="DeitiesofRobertaPantheon.A1" office:value-type="string">
              <text:p text:style-name="P2">Edicts</text:p>
            </table:table-cell>
            <table:table-cell table:style-name="DeitiesofRobertaPantheon.A1" office:value-type="string">
              <text:p text:style-name="P2">Anathema</text:p>
            </table:table-cell>
            <table:table-cell table:style-name="DeitiesofRobertaPantheon.A1" office:value-type="string">
              <text:p text:style-name="P2">Alignments</text:p>
            </table:table-cell>
            <table:table-cell table:style-name="DeitiesofRobertaPantheon.A1" office:value-type="string">
              <text:p text:style-name="P2">Fonts</text:p>
            </table:table-cell>
            <table:table-cell table:style-name="DeitiesofRobertaPantheon.A1" office:value-type="string">
              <text:p text:style-name="P3">Skill</text:p>
            </table:table-cell>
            <table:table-cell table:style-name="DeitiesofRobertaPantheon.A1" office:value-type="string">
              <text:p text:style-name="P3">Weapon</text:p>
            </table:table-cell>
            <table:table-cell table:style-name="DeitiesofRobertaPantheon.A1" office:value-type="string">
              <text:p text:style-name="P2">Domains</text:p>
            </table:table-cell>
            <table:table-cell table:style-name="DeitiesofRobertaPantheon.K1" office:value-type="string">
              <text:p text:style-name="P2">Spells</text:p>
            </table:table-cell>
          </table:table-row>
        </table:table-header-rows>
        <table:table-row table:style-name="TableLine1658965019936">
          <table:table-cell table:style-name="DeitiesofRobertaPantheon.A2" office:value-type="string">
            <text:p text:style-name="P4">Roberta</text:p>
          </table:table-cell>
          <table:table-cell table:style-name="DeitiesofRobertaPantheon.A2" office:value-type="string">
            <text:p text:style-name="P4">Rainbow Queen</text:p>
          </table:table-cell>
          <table:table-cell table:style-name="DeitiesofRobertaPantheon.A2" office:value-type="string">
            <text:p text:style-name="P5">Lillend</text:p>
          </table:table-cell>
          <table:table-cell table:style-name="DeitiesofRobertaPantheon.A2" office:value-type="string">
            <text:p text:style-name="P4">The greatest story</text:p>
          </table:table-cell>
          <table:table-cell table:style-name="DeitiesofRobertaPantheon.A2" office:value-type="string">
            <text:p text:style-name="P4">Corrupt or censor a story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</text:p>
          </table:table-cell>
          <table:table-cell table:style-name="DeitiesofRobertaPantheon.A2" office:value-type="string">
            <text:p text:style-name="P5">Society</text:p>
          </table:table-cell>
          <table:table-cell table:style-name="DeitiesofRobertaPantheon.A2" office:value-type="string">
            <text:p text:style-name="P5">Longsword</text:p>
          </table:table-cell>
          <table:table-cell table:style-name="DeitiesofRobertaPantheon.A2" office:value-type="string">
            <text:p text:style-name="P4">Ambition, Confidence, Family</text:p>
          </table:table-cell>
          <table:table-cell table:style-name="DeitiesofRobertaPantheon.K2" office:value-type="string">
            <text:p text:style-name="P4">Tongues, Inspire heroics, Invisibility</text:p>
          </table:table-cell>
        </table:table-row>
        <table:table-row table:style-name="TableLine1658965028096">
          <table:table-cell table:style-name="DeitiesofRobertaPantheon.A2" office:value-type="string">
            <text:p text:style-name="P4">Wilfred</text:p>
          </table:table-cell>
          <table:table-cell table:style-name="DeitiesofRobertaPantheon.A2" office:value-type="string">
            <text:p text:style-name="P4">Moonleaper</text:p>
          </table:table-cell>
          <table:table-cell table:style-name="DeitiesofRobertaPantheon.A2" office:value-type="string">
            <text:p text:style-name="P5">Lyrakien</text:p>
          </table:table-cell>
          <table:table-cell table:style-name="DeitiesofRobertaPantheon.A2" office:value-type="string">
            <text:p text:style-name="P4">Reach the moon</text:p>
          </table:table-cell>
          <table:table-cell table:style-name="DeitiesofRobertaPantheon.A2" office:value-type="string">
            <text:p text:style-name="P4">Imprison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</text:p>
          </table:table-cell>
          <table:table-cell table:style-name="DeitiesofRobertaPantheon.A2" office:value-type="string">
            <text:p text:style-name="P5">Acrobatics</text:p>
          </table:table-cell>
          <table:table-cell table:style-name="DeitiesofRobertaPantheon.A2" office:value-type="string">
            <text:p text:style-name="P5">Sling</text:p>
          </table:table-cell>
          <table:table-cell table:style-name="DeitiesofRobertaPantheon.A2" office:value-type="string">
            <text:p text:style-name="P4">Moon, Travel, Freedom</text:p>
          </table:table-cell>
          <table:table-cell table:style-name="DeitiesofRobertaPantheon.K2" office:value-type="string">
            <text:p text:style-name="P4">Freedom of movement, Fly, Illusory object</text:p>
          </table:table-cell>
        </table:table-row>
        <table:table-row table:style-name="TableLine1658965030000">
          <table:table-cell table:style-name="DeitiesofRobertaPantheon.A2" office:value-type="string">
            <text:p text:style-name="P4">Cheryl</text:p>
          </table:table-cell>
          <table:table-cell table:style-name="DeitiesofRobertaPantheon.A2" office:value-type="string">
            <text:p text:style-name="P4">Devourer</text:p>
          </table:table-cell>
          <table:table-cell table:style-name="DeitiesofRobertaPantheon.A2" office:value-type="string">
            <text:p text:style-name="P5">Veranallia</text:p>
          </table:table-cell>
          <table:table-cell table:style-name="DeitiesofRobertaPantheon.A2" office:value-type="string">
            <text:p text:style-name="P4">Reclaim for nature</text:p>
          </table:table-cell>
          <table:table-cell table:style-name="DeitiesofRobertaPantheon.A2" office:value-type="string">
            <text:p text:style-name="P4">Civilize a natural setting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, Harm</text:p>
          </table:table-cell>
          <table:table-cell table:style-name="DeitiesofRobertaPantheon.A2" office:value-type="string">
            <text:p text:style-name="P5">Survival</text:p>
          </table:table-cell>
          <table:table-cell table:style-name="DeitiesofRobertaPantheon.A2" office:value-type="string">
            <text:p text:style-name="P5">Sickle</text:p>
          </table:table-cell>
          <table:table-cell table:style-name="DeitiesofRobertaPantheon.A2" office:value-type="string">
            <text:p text:style-name="P4">Destruction, Nature, Earth</text:p>
          </table:table-cell>
          <table:table-cell table:style-name="DeitiesofRobertaPantheon.K2" office:value-type="string">
            <text:p text:style-name="P4">Tangling creepers, Nature's enmity, Speak with plants</text:p>
          </table:table-cell>
        </table:table-row>
        <table:table-row table:style-name="TableLine1658965038432">
          <table:table-cell table:style-name="DeitiesofRobertaPantheon.A2" office:value-type="string">
            <text:p text:style-name="P4">Wesley</text:p>
          </table:table-cell>
          <table:table-cell table:style-name="DeitiesofRobertaPantheon.A2" office:value-type="string">
            <text:p text:style-name="P4">Warrior</text:p>
          </table:table-cell>
          <table:table-cell table:style-name="DeitiesofRobertaPantheon.A2" office:value-type="string">
            <text:p text:style-name="P5">Ghaele</text:p>
          </table:table-cell>
          <table:table-cell table:style-name="DeitiesofRobertaPantheon.A2" office:value-type="string">
            <text:p text:style-name="P4">Defeat those who act against the Frankfeld way of life</text:p>
          </table:table-cell>
          <table:table-cell table:style-name="DeitiesofRobertaPantheon.A2" office:value-type="string">
            <text:p text:style-name="P4">Enforce laws, act with cruelty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, Harm</text:p>
          </table:table-cell>
          <table:table-cell table:style-name="DeitiesofRobertaPantheon.A2" office:value-type="string">
            <text:p text:style-name="P5">Athletics</text:p>
          </table:table-cell>
          <table:table-cell table:style-name="DeitiesofRobertaPantheon.A2" office:value-type="string">
            <text:p text:style-name="P5">Greatsword</text:p>
          </table:table-cell>
          <table:table-cell table:style-name="DeitiesofRobertaPantheon.A2" office:value-type="string">
            <text:p text:style-name="P4">Zeal, Protection, Death</text:p>
          </table:table-cell>
          <table:table-cell table:style-name="DeitiesofRobertaPantheon.K2" office:value-type="string">
            <text:p text:style-name="P4">Illusory disguise, Mind reading, Banishment</text:p>
          </table:table-cell>
        </table:table-row>
        <table:table-row table:style-name="TableLine1658965052304">
          <table:table-cell table:style-name="DeitiesofRobertaPantheon.A2" office:value-type="string">
            <text:p text:style-name="P4">Percy</text:p>
          </table:table-cell>
          <table:table-cell table:style-name="DeitiesofRobertaPantheon.A2" office:value-type="string">
            <text:p text:style-name="P4">Persistent</text:p>
          </table:table-cell>
          <table:table-cell table:style-name="DeitiesofRobertaPantheon.A2" office:value-type="string">
            <text:p text:style-name="P5">Gancanagh</text:p>
          </table:table-cell>
          <table:table-cell table:style-name="DeitiesofRobertaPantheon.A2" office:value-type="string">
            <text:p text:style-name="P4">Court, and help others be daring for love</text:p>
          </table:table-cell>
          <table:table-cell table:style-name="DeitiesofRobertaPantheon.A2" office:value-type="string">
            <text:p text:style-name="P4">Discourage one from the game of love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, Harm</text:p>
          </table:table-cell>
          <table:table-cell table:style-name="DeitiesofRobertaPantheon.A2" office:value-type="string">
            <text:p text:style-name="P5">Performance</text:p>
          </table:table-cell>
          <table:table-cell table:style-name="DeitiesofRobertaPantheon.A2" office:value-type="string">
            <text:p text:style-name="P5">Rapier</text:p>
          </table:table-cell>
          <table:table-cell table:style-name="DeitiesofRobertaPantheon.A2" office:value-type="string">
            <text:p text:style-name="P4">Passion, Confidence, Luck</text:p>
          </table:table-cell>
          <table:table-cell table:style-name="DeitiesofRobertaPantheon.K2" office:value-type="string">
            <text:p text:style-name="P4">Charm, Heroism, Humanoid Form</text:p>
          </table:table-cell>
        </table:table-row>
        <table:table-row table:style-name="TableLine1658965035168">
          <table:table-cell table:style-name="DeitiesofRobertaPantheon.A2" office:value-type="string">
            <text:p text:style-name="P4">Erma</text:p>
          </table:table-cell>
          <table:table-cell table:style-name="DeitiesofRobertaPantheon.A2" office:value-type="string">
            <text:p text:style-name="P4">Zealot</text:p>
          </table:table-cell>
          <table:table-cell table:style-name="DeitiesofRobertaPantheon.A2" office:value-type="string">
            <text:p text:style-name="P5">Veranallia</text:p>
          </table:table-cell>
          <table:table-cell table:style-name="DeitiesofRobertaPantheon.A2" office:value-type="string">
            <text:p text:style-name="P4">Conserve nature as a resource</text:p>
          </table:table-cell>
          <table:table-cell table:style-name="DeitiesofRobertaPantheon.A2" office:value-type="string">
            <text:p text:style-name="P4">Make a species go extinct, destroy habitat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</text:p>
          </table:table-cell>
          <table:table-cell table:style-name="DeitiesofRobertaPantheon.A2" office:value-type="string">
            <text:p text:style-name="P5">Nature</text:p>
          </table:table-cell>
          <table:table-cell table:style-name="DeitiesofRobertaPantheon.A2" office:value-type="string">
            <text:p text:style-name="P5">Sickle</text:p>
          </table:table-cell>
          <table:table-cell table:style-name="DeitiesofRobertaPantheon.A2" office:value-type="string">
            <text:p text:style-name="P4">Nature, Protection, Zeal</text:p>
          </table:table-cell>
          <table:table-cell table:style-name="DeitiesofRobertaPantheon.K2" office:value-type="string">
            <text:p text:style-name="P4">Speak with plants, Baleful polymorph, Tree stride</text:p>
          </table:table-cell>
        </table:table-row>
        <table:table-row table:style-name="TableLine1658965041968">
          <table:table-cell table:style-name="DeitiesofRobertaPantheon.A2" office:value-type="string">
            <text:p text:style-name="P4">Warren</text:p>
          </table:table-cell>
          <table:table-cell table:style-name="DeitiesofRobertaPantheon.A2" office:value-type="string">
            <text:p text:style-name="P4">Arbiter</text:p>
          </table:table-cell>
          <table:table-cell table:style-name="DeitiesofRobertaPantheon.A2" office:value-type="string">
            <text:p text:style-name="P5">Bralani</text:p>
          </table:table-cell>
          <table:table-cell table:style-name="DeitiesofRobertaPantheon.A2" office:value-type="string">
            <text:p text:style-name="P4">Fair competition</text:p>
          </table:table-cell>
          <table:table-cell table:style-name="DeitiesofRobertaPantheon.A2" office:value-type="string">
            <text:p text:style-name="P4">Destroy sportsmanship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</text:p>
          </table:table-cell>
          <table:table-cell table:style-name="DeitiesofRobertaPantheon.A2" office:value-type="string">
            <text:p text:style-name="P5">Diplomacy</text:p>
          </table:table-cell>
          <table:table-cell table:style-name="DeitiesofRobertaPantheon.A2" office:value-type="string">
            <text:p text:style-name="P5">Scimitar</text:p>
          </table:table-cell>
          <table:table-cell table:style-name="DeitiesofRobertaPantheon.A2" office:value-type="string">
            <text:p text:style-name="P4">Truth, Perfection, Knowledge</text:p>
          </table:table-cell>
          <table:table-cell table:style-name="DeitiesofRobertaPantheon.K2" office:value-type="string">
            <text:p text:style-name="P4">Calm emotions, Tongues, Suggestion</text:p>
          </table:table-cell>
        </table:table-row>
        <table:table-row table:style-name="TableLine1658965050400">
          <table:table-cell table:style-name="DeitiesofRobertaPantheon.A2" office:value-type="string">
            <text:p text:style-name="P4">Halfrida</text:p>
          </table:table-cell>
          <table:table-cell table:style-name="DeitiesofRobertaPantheon.A2" office:value-type="string">
            <text:p text:style-name="P4">Epiphanous</text:p>
          </table:table-cell>
          <table:table-cell table:style-name="DeitiesofRobertaPantheon.A2" office:value-type="string">
            <text:p text:style-name="P5">Lillend</text:p>
          </table:table-cell>
          <table:table-cell table:style-name="DeitiesofRobertaPantheon.A2" office:value-type="string">
            <text:p text:style-name="P4">Works of Art</text:p>
          </table:table-cell>
          <table:table-cell table:style-name="DeitiesofRobertaPantheon.A2" office:value-type="string">
            <text:p text:style-name="P4">Destroy works of art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</text:p>
          </table:table-cell>
          <table:table-cell table:style-name="DeitiesofRobertaPantheon.A2" office:value-type="string">
            <text:p text:style-name="P5">Crafting</text:p>
          </table:table-cell>
          <table:table-cell table:style-name="DeitiesofRobertaPantheon.A2" office:value-type="string">
            <text:p text:style-name="P5">Longsword</text:p>
          </table:table-cell>
          <table:table-cell table:style-name="DeitiesofRobertaPantheon.A2" office:value-type="string">
            <text:p text:style-name="P4">Creation, Dreams, Freedom</text:p>
          </table:table-cell>
          <table:table-cell table:style-name="DeitiesofRobertaPantheon.K2" office:value-type="string">
            <text:p text:style-name="P4">Hallucinatory Terrain, Suggestion, Sleep</text:p>
          </table:table-cell>
        </table:table-row>
        <table:table-row table:style-name="TableLine1658965035984">
          <table:table-cell table:style-name="DeitiesofRobertaPantheon.A2" office:value-type="string">
            <text:p text:style-name="P4">Wilfred</text:p>
          </table:table-cell>
          <table:table-cell table:style-name="DeitiesofRobertaPantheon.A2" office:value-type="string">
            <text:p text:style-name="P4">Stormchaser</text:p>
          </table:table-cell>
          <table:table-cell table:style-name="DeitiesofRobertaPantheon.A2" office:value-type="string">
            <text:p text:style-name="P5">Bralani</text:p>
          </table:table-cell>
          <table:table-cell table:style-name="DeitiesofRobertaPantheon.A2" office:value-type="string">
            <text:p text:style-name="P4">Encourage to face challenges (“ride the storm!”)</text:p>
          </table:table-cell>
          <table:table-cell table:style-name="DeitiesofRobertaPantheon.A2" office:value-type="string">
            <text:p text:style-name="P4">Encourage restraint as safety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</text:p>
          </table:table-cell>
          <table:table-cell table:style-name="DeitiesofRobertaPantheon.A2" office:value-type="string">
            <text:p text:style-name="P5">Acrobatics</text:p>
          </table:table-cell>
          <table:table-cell table:style-name="DeitiesofRobertaPantheon.A2" office:value-type="string">
            <text:p text:style-name="P5">Longbow</text:p>
          </table:table-cell>
          <table:table-cell table:style-name="DeitiesofRobertaPantheon.A2" office:value-type="string">
            <text:p text:style-name="P4">Confidence, Air, Luck</text:p>
          </table:table-cell>
          <table:table-cell table:style-name="DeitiesofRobertaPantheon.K2" office:value-type="string">
            <text:p text:style-name="P4">Fly, Energy resistance, Lightning bolt</text:p>
          </table:table-cell>
        </table:table-row>
        <table:table-row table:style-name="TableLine1658965039248">
          <table:table-cell table:style-name="DeitiesofRobertaPantheon.A2" office:value-type="string">
            <text:p text:style-name="P4">Enrica</text:p>
          </table:table-cell>
          <table:table-cell table:style-name="DeitiesofRobertaPantheon.A2" office:value-type="string">
            <text:p text:style-name="P4">Trailblazer</text:p>
          </table:table-cell>
          <table:table-cell table:style-name="DeitiesofRobertaPantheon.A2" office:value-type="string">
            <text:p text:style-name="P5">Lyrakien</text:p>
          </table:table-cell>
          <table:table-cell table:style-name="DeitiesofRobertaPantheon.A2" office:value-type="string">
            <text:p text:style-name="P4">Big Vacations</text:p>
          </table:table-cell>
          <table:table-cell table:style-name="DeitiesofRobertaPantheon.A2" office:value-type="string">
            <text:p text:style-name="P4">Break up a family or community</text:p>
          </table:table-cell>
          <table:table-cell table:style-name="DeitiesofRobertaPantheon.A2" office:value-type="string">
            <text:p text:style-name="P5">CG, CN, NG</text:p>
          </table:table-cell>
          <table:table-cell table:style-name="DeitiesofRobertaPantheon.A2" office:value-type="string">
            <text:p text:style-name="P4">Heal</text:p>
          </table:table-cell>
          <table:table-cell table:style-name="DeitiesofRobertaPantheon.A2" office:value-type="string">
            <text:p text:style-name="P5">Diplomacy</text:p>
          </table:table-cell>
          <table:table-cell table:style-name="DeitiesofRobertaPantheon.A2" office:value-type="string">
            <text:p text:style-name="P5">Gauntlet</text:p>
          </table:table-cell>
          <table:table-cell table:style-name="DeitiesofRobertaPantheon.A2" office:value-type="string">
            <text:p text:style-name="P4">Family, Travel, Indulgence</text:p>
          </table:table-cell>
          <table:table-cell table:style-name="DeitiesofRobertaPantheon.K2" office:value-type="string">
            <text:p text:style-name="P4">Read omens, Freedom of movement, Unfettered pack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Dalsin</meta:initial-creator>
    <meta:creation-date>2022-01-07T11:39:58.52</meta:creation-date>
    <dc:date>2022-04-15T00:02:41.071000000</dc:date>
    <meta:editing-duration>PT5H8M5S</meta:editing-duration>
    <meta:editing-cycles>108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165" meta:word-count="599" meta:character-count="4427" meta:non-whitespace-character-count="3994"/>
  </office:meta>
</office:document-meta>
</file>